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8201in"/>
    </style:style>
    <style:style style:name="co4" style:family="table-column">
      <style:table-column-properties fo:break-before="auto" style:column-width="1.972in"/>
    </style:style>
    <style:style style:name="ro2" style:family="table-row">
      <style:table-row-properties style:row-height="0.1799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2" table:number-columns-repeated="1019" table:default-cell-style-name="Default"/>
        <table:table-row table:style-name="ro3">
          <table:table-cell office:value-type="string">
            <text:p>Region</text:p>
          </table:table-cell>
          <table:table-cell office:value-type="string">
            <text:p>arch</text:p>
          </table:table-cell>
          <table:table-cell office:value-type="string">
            <text:p>root store</text:p>
          </table:table-cell>
          <table:table-cell office:value-type="string">
            <text:p>ami</text:p>
          </table:table-cell>
          <table:table-cell/>
          <table:table-cell table:style-name="ce2" table:number-columns-repeated="1019"/>
        </table:table-row>
        <table:table-row table:style-name="ro3" table:visibility="filter">
          <table:table-cell office:value-type="string">
            <text:p>ap-northeast-1</text:p>
          </table:table-cell>
          <table:table-cell office:value-type="string">
            <text:p>64-bit</text:p>
          </table:table-cell>
          <table:table-cell office:value-type="string">
            <text:p>ebs</text:p>
          </table:table-cell>
          <table:table-cell office:value-type="string">
            <text:p><text:a xlink:href="https://console.aws.amazon.com/ec2/home?region=ap-northeast-1#launchAmi=ami-f250e0f3">ami-f250e0f3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ap-northeast-1</text:p>
          </table:table-cell>
          <table:table-cell office:value-type="string">
            <text:p>64-bit</text:p>
          </table:table-cell>
          <table:table-cell office:value-type="string">
            <text:p>instance</text:p>
          </table:table-cell>
          <table:table-cell office:value-type="string">
            <text:p><text:a xlink:href="https://console.aws.amazon.com/ec2/home?region=ap-northeast-1#launchAmi=ami-d850e0d9">ami-d850e0d9</text:a></text:p>
          </table:table-cell>
          <table:table-cell table:number-columns-repeated="1020"/>
        </table:table-row>
        <table:table-row table:style-name="ro3">
          <table:table-cell office:value-type="string">
            <text:p>ap-northeast-1</text:p>
          </table:table-cell>
          <table:table-cell office:value-type="string">
            <text:p>32-bit</text:p>
          </table:table-cell>
          <table:table-cell office:value-type="string">
            <text:p>ebs</text:p>
          </table:table-cell>
          <table:table-cell office:value-type="string">
            <text:p><text:a xlink:href="https://console.aws.amazon.com/ec2/home?region=ap-northeast-1#launchAmi=ami-ee50e0ef">ami-ee50e0ef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ap-northeast-1</text:p>
          </table:table-cell>
          <table:table-cell office:value-type="string">
            <text:p>32-bit</text:p>
          </table:table-cell>
          <table:table-cell office:value-type="string">
            <text:p>instance</text:p>
          </table:table-cell>
          <table:table-cell office:value-type="string">
            <text:p><text:a xlink:href="https://console.aws.amazon.com/ec2/home?region=ap-northeast-1#launchAmi=ami-d250e0d3">ami-d250e0d3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ap-southeast-1</text:p>
          </table:table-cell>
          <table:table-cell office:value-type="string">
            <text:p>64-bit</text:p>
          </table:table-cell>
          <table:table-cell office:value-type="string">
            <text:p>ebs</text:p>
          </table:table-cell>
          <table:table-cell office:value-type="string">
            <text:p><text:a xlink:href="https://console.aws.amazon.com/ec2/home?region=ap-southeast-1#launchAmi=ami-f62f69a4">ami-f62f69a4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ap-southeast-1</text:p>
          </table:table-cell>
          <table:table-cell office:value-type="string">
            <text:p>64-bit</text:p>
          </table:table-cell>
          <table:table-cell office:value-type="string">
            <text:p>instance</text:p>
          </table:table-cell>
          <table:table-cell office:value-type="string">
            <text:p><text:a xlink:href="https://console.aws.amazon.com/ec2/home?region=ap-southeast-1#launchAmi=ami-d02f6982">ami-d02f6982</text:a></text:p>
          </table:table-cell>
          <table:table-cell table:number-columns-repeated="1020"/>
        </table:table-row>
        <table:table-row table:style-name="ro3">
          <table:table-cell office:value-type="string">
            <text:p>ap-southeast-1</text:p>
          </table:table-cell>
          <table:table-cell office:value-type="string">
            <text:p>32-bit</text:p>
          </table:table-cell>
          <table:table-cell office:value-type="string">
            <text:p>ebs</text:p>
          </table:table-cell>
          <table:table-cell office:value-type="string">
            <text:p><text:a xlink:href="https://console.aws.amazon.com/ec2/home?region=ap-southeast-1#launchAmi=ami-ce2f699c">ami-ce2f699c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ap-southeast-1</text:p>
          </table:table-cell>
          <table:table-cell office:value-type="string">
            <text:p>32-bit</text:p>
          </table:table-cell>
          <table:table-cell office:value-type="string">
            <text:p>instance</text:p>
          </table:table-cell>
          <table:table-cell office:value-type="string">
            <text:p><text:a xlink:href="https://console.aws.amazon.com/ec2/home?region=ap-southeast-1#launchAmi=ami-2e2f697c">ami-2e2f697c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eu-west-1</text:p>
          </table:table-cell>
          <table:table-cell office:value-type="string">
            <text:p>64-bit</text:p>
          </table:table-cell>
          <table:table-cell office:value-type="string">
            <text:p>ebs</text:p>
          </table:table-cell>
          <table:table-cell office:value-type="string">
            <text:p><text:a xlink:href="https://console.aws.amazon.com/ec2/home?region=eu-west-1#launchAmi=ami-85350ff1">ami-85350ff1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eu-west-1</text:p>
          </table:table-cell>
          <table:table-cell office:value-type="string">
            <text:p>64-bit</text:p>
          </table:table-cell>
          <table:table-cell office:value-type="string">
            <text:p>instance</text:p>
          </table:table-cell>
          <table:table-cell office:value-type="string">
            <text:p><text:a xlink:href="https://console.aws.amazon.com/ec2/home?region=eu-west-1#launchAmi=ami-b9350fcd">ami-b9350fcd</text:a></text:p>
          </table:table-cell>
          <table:table-cell table:number-columns-repeated="1020"/>
        </table:table-row>
        <table:table-row table:style-name="ro3">
          <table:table-cell office:value-type="string">
            <text:p>eu-west-1</text:p>
          </table:table-cell>
          <table:table-cell office:value-type="string">
            <text:p>32-bit</text:p>
          </table:table-cell>
          <table:table-cell office:value-type="string">
            <text:p>ebs</text:p>
          </table:table-cell>
          <table:table-cell office:value-type="string">
            <text:p><text:a xlink:href="https://console.aws.amazon.com/ec2/home?region=eu-west-1#launchAmi=ami-ad350fd9">ami-ad350fd9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eu-west-1</text:p>
          </table:table-cell>
          <table:table-cell office:value-type="string">
            <text:p>32-bit</text:p>
          </table:table-cell>
          <table:table-cell office:value-type="string">
            <text:p>instance</text:p>
          </table:table-cell>
          <table:table-cell office:value-type="string">
            <text:p><text:a xlink:href="https://console.aws.amazon.com/ec2/home?region=eu-west-1#launchAmi=ami-bd350fc9">ami-bd350fc9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sa-east-1</text:p>
          </table:table-cell>
          <table:table-cell office:value-type="string">
            <text:p>64-bit</text:p>
          </table:table-cell>
          <table:table-cell office:value-type="string">
            <text:p>ebs</text:p>
          </table:table-cell>
          <table:table-cell office:value-type="string">
            <text:p><text:a xlink:href="https://console.aws.amazon.com/ec2/home?region=sa-east-1#launchAmi=ami-d0fd23cd">ami-d0fd23cd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sa-east-1</text:p>
          </table:table-cell>
          <table:table-cell office:value-type="string">
            <text:p>64-bit</text:p>
          </table:table-cell>
          <table:table-cell office:value-type="string">
            <text:p>instance</text:p>
          </table:table-cell>
          <table:table-cell office:value-type="string">
            <text:p><text:a xlink:href="https://console.aws.amazon.com/ec2/home?region=sa-east-1#launchAmi=ami-defd23c3">ami-defd23c3</text:a></text:p>
          </table:table-cell>
          <table:table-cell table:number-columns-repeated="1020"/>
        </table:table-row>
        <table:table-row table:style-name="ro3">
          <table:table-cell office:value-type="string">
            <text:p>sa-east-1</text:p>
          </table:table-cell>
          <table:table-cell office:value-type="string">
            <text:p>32-bit</text:p>
          </table:table-cell>
          <table:table-cell office:value-type="string">
            <text:p>ebs</text:p>
          </table:table-cell>
          <table:table-cell office:value-type="string">
            <text:p><text:a xlink:href="https://console.aws.amazon.com/ec2/home?region=sa-east-1#launchAmi=ami-dafd23c7">ami-dafd23c7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sa-east-1</text:p>
          </table:table-cell>
          <table:table-cell office:value-type="string">
            <text:p>32-bit</text:p>
          </table:table-cell>
          <table:table-cell office:value-type="string">
            <text:p>instance</text:p>
          </table:table-cell>
          <table:table-cell office:value-type="string">
            <text:p><text:a xlink:href="https://console.aws.amazon.com/ec2/home?region=sa-east-1#launchAmi=ami-dcfd23c1">ami-dcfd23c1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us-east-1</text:p>
          </table:table-cell>
          <table:table-cell office:value-type="string">
            <text:p>64-bit</text:p>
          </table:table-cell>
          <table:table-cell office:value-type="string">
            <text:p>ebs</text:p>
          </table:table-cell>
          <table:table-cell office:value-type="string">
            <text:p><text:a xlink:href="https://console.aws.amazon.com/ec2/home?region=us-east-1#launchAmi=ami-5673d73f">ami-5673d73f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us-east-1</text:p>
          </table:table-cell>
          <table:table-cell office:value-type="string">
            <text:p>64-bit</text:p>
          </table:table-cell>
          <table:table-cell office:value-type="string">
            <text:p>hvm</text:p>
          </table:table-cell>
          <table:table-cell office:value-type="string">
            <text:p><text:a xlink:href="https://console.aws.amazon.com/ec2/home?region=us-east-1#launchAmi=ami-ac73d7c5">ami-ac73d7c5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us-east-1</text:p>
          </table:table-cell>
          <table:table-cell office:value-type="string">
            <text:p>64-bit</text:p>
          </table:table-cell>
          <table:table-cell office:value-type="string">
            <text:p>instance</text:p>
          </table:table-cell>
          <table:table-cell office:value-type="string">
            <text:p><text:a xlink:href="https://console.aws.amazon.com/ec2/home?region=us-east-1#launchAmi=ami-ee72d687">ami-ee72d687</text:a></text:p>
          </table:table-cell>
          <table:table-cell table:number-columns-repeated="1020"/>
        </table:table-row>
        <table:table-row table:style-name="ro3">
          <table:table-cell office:value-type="string">
            <text:p>us-east-1</text:p>
          </table:table-cell>
          <table:table-cell office:value-type="string">
            <text:p>32-bit</text:p>
          </table:table-cell>
          <table:table-cell office:value-type="string">
            <text:p>ebs</text:p>
          </table:table-cell>
          <table:table-cell office:value-type="string">
            <text:p><text:a xlink:href="https://console.aws.amazon.com/ec2/home?region=us-east-1#launchAmi=ami-a472d6cd">ami-a472d6cd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us-east-1</text:p>
          </table:table-cell>
          <table:table-cell office:value-type="string">
            <text:p>32-bit</text:p>
          </table:table-cell>
          <table:table-cell office:value-type="string">
            <text:p>instance</text:p>
          </table:table-cell>
          <table:table-cell office:value-type="string">
            <text:p><text:a xlink:href="https://console.aws.amazon.com/ec2/home?region=us-east-1#launchAmi=ami-4272d62b">ami-4272d62b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us-west-1</text:p>
          </table:table-cell>
          <table:table-cell office:value-type="string">
            <text:p>64-bit</text:p>
          </table:table-cell>
          <table:table-cell office:value-type="string">
            <text:p>ebs</text:p>
          </table:table-cell>
          <table:table-cell office:value-type="string">
            <text:p><text:a xlink:href="https://console.aws.amazon.com/ec2/home?region=us-west-1#launchAmi=ami-c9f1aa8c">ami-c9f1aa8c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us-west-1</text:p>
          </table:table-cell>
          <table:table-cell office:value-type="string">
            <text:p>64-bit</text:p>
          </table:table-cell>
          <table:table-cell office:value-type="string">
            <text:p>instance</text:p>
          </table:table-cell>
          <table:table-cell office:value-type="string">
            <text:p><text:a xlink:href="https://console.aws.amazon.com/ec2/home?region=us-west-1#launchAmi=ami-2ff1aa6a">ami-2ff1aa6a</text:a></text:p>
          </table:table-cell>
          <table:table-cell table:number-columns-repeated="1020"/>
        </table:table-row>
        <table:table-row table:style-name="ro3">
          <table:table-cell office:value-type="string">
            <text:p>us-west-1</text:p>
          </table:table-cell>
          <table:table-cell office:value-type="string">
            <text:p>32-bit</text:p>
          </table:table-cell>
          <table:table-cell office:value-type="string">
            <text:p>ebs</text:p>
          </table:table-cell>
          <table:table-cell office:value-type="string">
            <text:p><text:a xlink:href="https://console.aws.amazon.com/ec2/home?region=us-west-1#launchAmi=ami-3ff1aa7a">ami-3ff1aa7a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us-west-1</text:p>
          </table:table-cell>
          <table:table-cell office:value-type="string">
            <text:p>32-bit</text:p>
          </table:table-cell>
          <table:table-cell office:value-type="string">
            <text:p>instance</text:p>
          </table:table-cell>
          <table:table-cell office:value-type="string">
            <text:p><text:a xlink:href="https://console.aws.amazon.com/ec2/home?region=us-west-1#launchAmi=ami-19f1aa5c">ami-19f1aa5c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us-west-2</text:p>
          </table:table-cell>
          <table:table-cell office:value-type="string">
            <text:p>64-bit</text:p>
          </table:table-cell>
          <table:table-cell office:value-type="string">
            <text:p>ebs</text:p>
          </table:table-cell>
          <table:table-cell office:value-type="string">
            <text:p><text:a xlink:href="https://console.aws.amazon.com/ec2/home?region=us-west-2#launchAmi=ami-54b53964">ami-54b53964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us-west-2</text:p>
          </table:table-cell>
          <table:table-cell office:value-type="string">
            <text:p>64-bit</text:p>
          </table:table-cell>
          <table:table-cell office:value-type="string">
            <text:p>instance</text:p>
          </table:table-cell>
          <table:table-cell office:value-type="string">
            <text:p><text:a xlink:href="https://console.aws.amazon.com/ec2/home?region=us-west-2#launchAmi=ami-68b53958">ami-68b53958</text:a></text:p>
          </table:table-cell>
          <table:table-cell table:number-columns-repeated="1020"/>
        </table:table-row>
        <table:table-row table:style-name="ro3">
          <table:table-cell office:value-type="string">
            <text:p>us-west-2</text:p>
          </table:table-cell>
          <table:table-cell office:value-type="string">
            <text:p>32-bit</text:p>
          </table:table-cell>
          <table:table-cell office:value-type="string">
            <text:p>ebs</text:p>
          </table:table-cell>
          <table:table-cell office:value-type="string">
            <text:p><text:a xlink:href="https://console.aws.amazon.com/ec2/home?region=us-west-2#launchAmi=ami-6ab5395a">ami-6ab5395a</text:a></text:p>
          </table:table-cell>
          <table:table-cell table:number-columns-repeated="1020"/>
        </table:table-row>
        <table:table-row table:style-name="ro3" table:visibility="filter">
          <table:table-cell office:value-type="string">
            <text:p>us-west-2</text:p>
          </table:table-cell>
          <table:table-cell office:value-type="string">
            <text:p>32-bit</text:p>
          </table:table-cell>
          <table:table-cell office:value-type="string">
            <text:p>instance</text:p>
          </table:table-cell>
          <table:table-cell office:value-type="string">
            <text:p><text:a xlink:href="https://console.aws.amazon.com/ec2/home?region=us-west-2#launchAmi=ami-66b53956">ami-66b53956</text:a></text:p>
          </table:table-cell>
          <table:table-cell table:number-columns-repeated="1020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D30" table:display-filter-buttons="true">
          <table:filter>
            <table:filter-and>
              <table:filter-condition table:field-number="1" table:value="32-bit" table:operator="="/>
              <table:filter-condition table:field-number="2" table:value="ebs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5T12:41:53</meta:creation-date>
    <dc:date>2012-05-14T21:47:30</dc:date>
    <meta:editing-duration>PT3M7S</meta:editing-duration>
    <meta:editing-cycles>8</meta:editing-cycles>
    <meta:generator>LibreOffice/3.5$Linux_x86 LibreOffice_project/350m1$Build-2</meta:generator>
    <meta:document-statistic meta:table-count="3" meta:cell-count="120" meta:object-count="0"/>
  </office:meta>
</office:document-meta>
</file>